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37cm" table:align="left"/>
    </style:style>
    <style:style style:name="Table1.A" style:family="table-column">
      <style:table-column-properties style:column-width="3.057cm"/>
    </style:style>
    <style:style style:name="Table1.B" style:family="table-column">
      <style:table-column-properties style:column-width="1.916cm"/>
    </style:style>
    <style:style style:name="Table1.C" style:family="table-column">
      <style:table-column-properties style:column-width="4.39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end" style:justify-single-word="false" style:writing-mode="rl-tb"/>
      <style:text-properties officeooo:paragraph-rsid="0017b323"/>
    </style:style>
    <style:style style:name="P2" style:family="paragraph" style:parent-style-name="Table_20_Contents">
      <style:paragraph-properties fo:text-align="end" style:justify-single-word="false" style:writing-mode="rl-tb"/>
    </style:style>
    <style:style style:name="P3" style:family="paragraph" style:parent-style-name="Heading_20_3">
      <loext:graphic-properties draw:fill="none"/>
      <style:paragraph-properties fo:margin-left="0cm" fo:margin-right="0cm" fo:text-align="end" style:justify-single-word="false" fo:text-indent="0cm" style:auto-text-indent="false" fo:background-color="transparent" style:writing-mode="rl-tb"/>
      <style:text-properties officeooo:rsid="0017b323" officeooo:paragraph-rsid="0017b323"/>
    </style:style>
    <style:style style:name="P4" style:family="paragraph" style:parent-style-name="Heading_20_3" style:master-page-name="">
      <loext:graphic-properties draw:fill="none"/>
      <style:paragraph-properties fo:margin-left="0cm" fo:margin-right="0cm" fo:text-align="end" style:justify-single-word="false" fo:text-indent="0cm" style:auto-text-indent="false" style:page-number="auto" fo:background-color="transparent" style:writing-mode="rl-tb"/>
      <style:text-properties officeooo:rsid="0017b323" officeooo:paragraph-rsid="0017b323"/>
    </style:style>
    <style:style style:name="P5" style:family="paragraph" style:parent-style-name="Heading_20_3">
      <style:paragraph-properties fo:text-align="end" style:justify-single-word="false" style:writing-mode="rl-tb"/>
    </style:style>
    <style:style style:name="P6" style:family="paragraph" style:parent-style-name="Heading_20_3">
      <style:paragraph-properties fo:text-align="end" style:justify-single-word="false" style:writing-mode="rl-tb"/>
      <style:text-properties officeooo:paragraph-rsid="0017b323"/>
    </style:style>
    <style:style style:name="P7" style:family="paragraph" style:parent-style-name="Table_20_Heading">
      <style:paragraph-properties fo:text-align="end" style:justify-single-word="false" style:writing-mode="rl-tb"/>
    </style:style>
    <style:style style:name="P8" style:family="paragraph" style:parent-style-name="Text_20_body" style:list-style-name="L2">
      <style:paragraph-properties fo:margin-top="0cm" fo:margin-bottom="0cm" loext:contextual-spacing="false" fo:text-align="end" style:justify-single-word="false" style:writing-mode="rl-tb"/>
    </style:style>
    <style:style style:name="P9" style:family="paragraph" style:parent-style-name="Text_20_body" style:list-style-name="L3">
      <style:paragraph-properties fo:margin-top="0cm" fo:margin-bottom="0cm" loext:contextual-spacing="false" fo:text-align="end" style:justify-single-word="false" style:writing-mode="rl-tb"/>
    </style:style>
    <style:style style:name="P10" style:family="paragraph" style:parent-style-name="Text_20_body" style:list-style-name="L4">
      <style:paragraph-properties fo:margin-top="0cm" fo:margin-bottom="0cm" loext:contextual-spacing="false" fo:text-align="end" style:justify-single-word="false" style:writing-mode="rl-tb"/>
      <style:text-properties officeooo:paragraph-rsid="0017b323"/>
    </style:style>
    <style:style style:name="P11" style:family="paragraph" style:parent-style-name="Text_20_body" style:list-style-name="L5">
      <style:paragraph-properties fo:margin-top="0cm" fo:margin-bottom="0cm" loext:contextual-spacing="false" fo:text-align="end" style:justify-single-word="false" style:writing-mode="rl-tb"/>
    </style:style>
    <style:style style:name="P12" style:family="paragraph" style:parent-style-name="Text_20_body">
      <style:paragraph-properties fo:text-align="end" style:justify-single-word="false" style:writing-mode="rl-tb"/>
    </style:style>
    <style:style style:name="P13" style:family="paragraph" style:parent-style-name="Text_20_body" style:list-style-name="L1">
      <style:paragraph-properties fo:text-align="end" style:justify-single-word="false" style:writing-mode="rl-tb"/>
    </style:style>
    <style:style style:name="P14" style:family="paragraph" style:parent-style-name="Text_20_body" style:list-style-name="L2">
      <style:paragraph-properties fo:text-align="end" style:justify-single-word="false" style:writing-mode="rl-tb"/>
    </style:style>
    <style:style style:name="P15" style:family="paragraph" style:parent-style-name="Text_20_body" style:list-style-name="L3">
      <style:paragraph-properties fo:text-align="end" style:justify-single-word="false" style:writing-mode="rl-tb"/>
    </style:style>
    <style:style style:name="P16" style:family="paragraph" style:parent-style-name="Text_20_body" style:list-style-name="L4">
      <style:paragraph-properties fo:text-align="end" style:justify-single-word="false" style:writing-mode="rl-tb"/>
      <style:text-properties officeooo:paragraph-rsid="0017b323"/>
    </style:style>
    <style:style style:name="P17" style:family="paragraph" style:parent-style-name="Text_20_body" style:list-style-name="L5">
      <style:paragraph-properties fo:text-align="end" style:justify-single-word="false" style:writing-mode="rl-tb"/>
    </style:style>
    <style:style style:name="P18" style:family="paragraph" style:parent-style-name="Title">
      <style:paragraph-properties fo:text-align="end" style:justify-single-word="false" style:writing-mode="rl-tb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/>
      <text:h text:style-name="P3" text:outline-level="3"/>
      <text:h text:style-name="P3" text:outline-level="3">کد در همان ‌پروژه به اسم First Task موجود می باشد</text:h>
      <text:p text:style-name="P18">در فانکشن اول</text:p>
      <text:h text:style-name="P3" text:outline-level="3">تحلیل زمانی (Time Complexity)</text:h>
      <text:list xml:id="list1355222563" text:style-name="L1">
        <text:list-item>
          <text:p text:style-name="P13"><text:span text:style-name="Strong_20_Emphasis">پیمایش لیست (For loop):</text:span><text:line-break/>ما باید یک‌بار لیست اعداد را از ابتدا تا انتها بررسی کنیم. پس این مرحله زمان O(n) می‌برد، که یعنی به اندازه طول لیست n زمان نیاز داریم.</text:p>
        </text:list-item>
        <text:list-item>
          <text:p text:style-name="P13"><text:span text:style-name="Strong_20_Emphasis">عملیات روی هاش مپ (دیکشنری):</text:span><text:line-break/>برای هر عدد در لیست، می‌خواهیم آن را در هاش مپ جستجو کنیم یا اضافه کنیم. این کار معمولاً خیلی سریع است و در مدت زمان ثابت (یعنی O(1)) انجام می‌شود.</text:p>
        </text:list-item>
      </text:list>
      <text:p text:style-name="P12">در نتیجه، مجموع زمان‌هایی که باید صرف کنیم، برابر با زمان پیمایش لیست است، که O(n) می‌شود.</text:p>
      <text:h text:style-name="P5" text:outline-level="3">تحلیل مکانی (Space Complexity)</text:h>
      <text:p text:style-name="P12">در این الگوریتم، از <text:span text:style-name="Strong_20_Emphasis">هاش مپ</text:span> استفاده می‌کنیم تا هر عدد را ذخیره کنیم.</text:p>
      <text:list xml:id="list4019365625" text:style-name="L2">
        <text:list-item>
          <text:p text:style-name="P8">در بدترین حالت، ممکن است تمام اعداد لیست را در هاش مپ ذخیره کنیم.</text:p>
        </text:list-item>
        <text:list-item>
          <text:p text:style-name="P14">پس اگر تعداد اعداد لیست n باشد، به فضای O(n) نیاز داریم.</text:p>
        </text:list-item>
      </text:list>
      <text:h text:style-name="P5" text:outline-level="3">جمع‌بندی:</text:h>
      <text:list xml:id="list646384295" text:style-name="L3">
        <text:list-item>
          <text:p text:style-name="P9"><text:span text:style-name="Strong_20_Emphasis">پیچیدگی زمانی:</text:span> O(n) (چون فقط یک‌بار لیست را بررسی می‌کنیم).</text:p>
        </text:list-item>
        <text:list-item>
          <text:p text:style-name="P15"><text:span text:style-name="Strong_20_Emphasis">پیچیدگی مکانی:</text:span> O(n) (چون هاش مپ می‌تواند تا n عدد را ذخیره کند).</text:p>
        </text:list-item>
      </text:list>
      <text:p text:style-name="P12">به طور خلاصه، این الگوریتم از نظر زمانی و مکانی بهینه است، ولی نیاز به فضای اضافی (هاش مپ) دارد.</text:p>
      <text:h text:style-name="P5" text:outline-level="3"><text:soft-page-break/><text:span text:style-name="Strong_20_Emphasis"/></text:h>
      <text:p text:style-name="P18"/>
      <text:p text:style-name="P18">در فانکشن دوم</text:p>
      <text:h text:style-name="P6" text:outline-level="3"><text:span text:style-name="Strong_20_Emphasis">بررسی امکان بهینه‌تر کردن الگوریتم</text:span></text:h>
      <text:list xml:id="list2479555025" text:style-name="L4">
        <text:list-item>
          <text:p text:style-name="P16"><text:span text:style-name="Strong_20_Emphasis">پیچیدگی زمانی:</text:span><text:line-break/>از آنجا که الگوریتم در حال حاضر O(n) است، نمی‌توان آن را بیشتر بهبود داد، زیرا این پیچیدگی بهینه برای پیمایش کامل یک لیست است.</text:p>
        </text:list-item>
        <text:list-item>
          <text:p text:style-name="P16"><text:span text:style-name="Strong_20_Emphasis">پیچیدگی مکانی:</text:span><text:line-break/>اگر بخواهیم فضای استفاده شده را بهینه کنیم، می‌توانیم از روش مرتب‌سازی و جستجوی دوطرفه استفاده کنیم.</text:p>
          <text:list>
            <text:list-item>
              <text:p text:style-name="P10">ابتدا لیست را مرتب کنیم (پیچیدگی O(nlogn)).</text:p>
            </text:list-item>
            <text:list-item>
              <text:p text:style-name="P16">سپس از دو اشاره‌گر (دو عدد از ابتدا و انتهای لیست) برای پیدا کردن جفت استفاده کنیم.</text:p>
            </text:list-item>
          </text:list>
        </text:list-item>
      </text:list>
      <text:p text:style-name="P1"/>
      <text:list xml:id="list2084862137" text:style-name="L5">
        <text:list-item>
          <text:p text:style-name="P17"><text:span text:style-name="Strong_20_Emphasis">تحلیل این روش:</text:span></text:p>
          <text:list>
            <text:list-item>
              <text:p text:style-name="P11">پیچیدگی زمانی: O(nlogn) (به دلیل مرتب‌سازی).</text:p>
            </text:list-item>
            <text:list-item>
              <text:p text:style-name="P17">پیچیدگی مکانی: O(1) (بدون استفاده از فضای اضافی).</text:p>
            </text:list-item>
          </text:list>
        </text:list-item>
      </text:list>
      <text:p text:style-name="P12"/>
      <text:h text:style-name="P5" text:outline-level="3"><text:span text:style-name="Strong_20_Emphasis">مقایسه روش‌ها: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449895323872">
            <table:table-cell table:style-name="Table1.A1" office:value-type="string">
              <text:p text:style-name="P7">ویژگی</text:p>
            </table:table-cell>
            <table:table-cell table:style-name="Table1.A1" office:value-type="string">
              <text:p text:style-name="P7">روش هاش مپ</text:p>
            </table:table-cell>
            <table:table-cell table:style-name="Table1.A1" office:value-type="string">
              <text:p text:style-name="P7">روش مرتب‌سازی و دو اشاره‌گر</text:p>
            </table:table-cell>
          </table:table-row>
        </table:table-header-rows>
        <table:table-row table:style-name="TableLine94449895384384">
          <table:table-cell table:style-name="Table1.A1" office:value-type="string">
            <text:p text:style-name="P2"><text:span text:style-name="Strong_20_Emphasis">پیچیدگی زمانی</text:span></text:p>
          </table:table-cell>
          <table:table-cell table:style-name="Table1.A1" office:value-type="string">
            <text:p text:style-name="P2">O(n)</text:p>
          </table:table-cell>
          <table:table-cell table:style-name="Table1.A1" office:value-type="string">
            <text:p text:style-name="P2">O(nlogn)</text:p>
          </table:table-cell>
        </table:table-row>
        <table:table-row table:style-name="TableLine94449895384736">
          <table:table-cell table:style-name="Table1.A1" office:value-type="string">
            <text:p text:style-name="P2"><text:span text:style-name="Strong_20_Emphasis">پیچیدگی مکانی</text:span></text:p>
          </table:table-cell>
          <table:table-cell table:style-name="Table1.A1" office:value-type="string">
            <text:p text:style-name="P2">O(n)</text:p>
          </table:table-cell>
          <table:table-cell table:style-name="Table1.A1" office:value-type="string">
            <text:p text:style-name="P2">O(1)</text:p>
          </table:table-cell>
        </table:table-row>
        <table:table-row table:style-name="TableLine94449895385488">
          <table:table-cell table:style-name="Table1.A1" office:value-type="string">
            <text:p text:style-name="P2"><text:span text:style-name="Strong_20_Emphasis">کاربرد در زمان زیاد</text:span></text:p>
          </table:table-cell>
          <table:table-cell table:style-name="Table1.A1" office:value-type="string">
            <text:p text:style-name="P2">سریع‌تر</text:p>
          </table:table-cell>
          <table:table-cell table:style-name="Table1.A1" office:value-type="string">
            <text:p text:style-name="P2">کم‌حافظه‌تر</text:p>
          </table:table-cell>
        </table:table-row>
      </table:table>
      <text:p text:style-name="P12"><text:span text:style-name="Strong_20_Emphasis">نتیجه‌گیری:</text:span><text:line-break/>روش هاش مپ از نظر زمانی بهینه‌تر است، ولی اگر بهینه‌سازی حافظه مهم‌تر باشد، می‌توان از روش مرتب‌سازی و دو اشاره‌گر استفاده کرد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8T18:13:45.875311813</meta:creation-date>
    <dc:date>2024-11-28T21:44:06.338414240</dc:date>
    <meta:editing-duration>PT7M12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2" meta:paragraph-count="37" meta:word-count="349" meta:character-count="1763" meta:non-whitespace-character-count="1465"/>
  </office:meta>
</office:document-meta>
</file>